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Bitstream Charter" fo:font-size="10pt" style:font-size-asian="10pt" style:font-size-complex="10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60c9e"/>
    </style:style>
    <style:style style:name="T2" style:family="text">
      <style:text-properties officeooo:rsid="00178c2d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fo:font-variant="normal" fo:text-transform="none" fo:letter-spacing="normal" fo:font-style="normal" loext:padding="0cm" loext:border="none"/>
    </style:style>
    <style:style style:name="T5" style:family="text">
      <style:text-properties fo:font-variant="normal" fo:text-transform="none" fo:letter-spacing="normal" fo:font-style="normal" officeooo:rsid="001fabd1" loext:padding="0cm" loext:border="none"/>
    </style:style>
    <style:style style:name="T6" style:family="text">
      <style:text-properties fo:font-variant="normal" fo:text-transform="none" fo:letter-spacing="normal" officeooo:rsid="00183c54" loext:padding="0cm" loext:border="none"/>
    </style:style>
    <style:style style:name="T7" style:family="text">
      <style:text-properties fo:letter-spacing="normal" fo:background-color="#ffffff" loext:char-shading-value="0" style:font-name-asian="Calibri" style:font-name-complex="Calibri"/>
    </style:style>
    <style:style style:name="T8" style:family="text">
      <style:text-properties fo:letter-spacing="normal" officeooo:rsid="001fabd1" fo:background-color="#ffffff" loext:char-shading-value="0" style:font-name-asian="Calibri" style:font-name-complex="Calibri"/>
    </style:style>
    <style:style style:name="T9" style:family="text">
      <style:text-properties fo:letter-spacing="normal" officeooo:rsid="00210e3c" fo:background-color="#ffffff" loext:char-shading-value="0" style:font-name-asian="Calibri" style:font-name-complex="Calibri"/>
    </style:style>
    <style:style style:name="T10" style:family="text">
      <style:text-properties fo:letter-spacing="normal" fo:background-color="#ffffff" loext:char-shading-value="0" style:font-name-asian="Liberation Serif1" style:font-name-complex="Liberation Serif1"/>
    </style:style>
    <style:style style:name="T11" style:family="text">
      <style:text-properties officeooo:rsid="001fabd1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officeooo:rsid="001fabd1" style:font-weight-asian="normal" style:font-weight-complex="normal"/>
    </style:style>
    <style:style style:name="T14" style:family="text">
      <style:text-properties officeooo:rsid="00210e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Interview Questions</text:p>
      <text:p text:style-name="P1"/>
      <text:p text:style-name="P1">1. What is Version control system or Source code manager?</text:p>
      <text:p text:style-name="P1">2. Benefits of VCS or SCM?</text:p>
      <text:p text:style-name="P1">3. What is Git <text:span text:style-name="T11">and </text:span><text:span text:style-name="T4">What is a repository in GIT?</text:span></text:p>
      <text:p text:style-name="P1">4. Diffrence between Git and SVN?</text:p>
      <text:p text:style-name="P1">5. Two types of git authentication?</text:p>
      <text:p text:style-name="P1">6. Branches in Git and <text:span text:style-name="T1">its</text:span> <text:span text:style-name="T1">purpose?</text:span></text:p>
      <text:p text:style-name="P1">What is the common branching pattern in GIT?</text:p>
      <text:p text:style-name="P1">7. <text:span text:style-name="T2">What is Pull requests?</text:span></text:p>
      <text:p text:style-name="P1">8. How to install git in Linux &amp; Windows?</text:p>
      <text:p text:style-name="P1">9. How to setup repository though command line?</text:p>
      <text:p text:style-name="P1">10. How to setup repository in github and clone it?</text:p>
      <text:p text:style-name="P1">11. What is git clone command used for?</text:p>
      <text:p text:style-name="P1">12. What is git config command user for?</text:p>
      <text:p text:style-name="P1">13. Git config data is stored in what location?</text:p>
      <text:p text:style-name="P1">14. Git config global and local files?</text:p>
      <text:p text:style-name="P1">15. Content of git config file?</text:p>
      <text:p text:style-name="P1">16. Git add command’s purpose?</text:p>
      <text:p text:style-name="P1">17. How to remove/rename files in local git repo?</text:p>
      <text:p text:style-name="P1">18. git commit command’s purpose?</text:p>
      <text:p text:style-name="P1">19. How to sync local git repo data with github?</text:p>
      <text:p text:style-name="P1">20. git fetch?</text:p>
      <text:p text:style-name="P1">21. git merge?</text:p>
      <text:p text:style-name="P1">22. git pull?</text:p>
      <text:p text:style-name="P1">23. How to change branches in local git repo?</text:p>
      <text:p text:style-name="P1"><text:span text:style-name="T6">24. </text:span><text:span text:style-name="T4">What is the difference between ‘git remote’ and ‘git clone’?</text:span></text:p>
      <text:p text:style-name="P1">25. git status?</text:p>
      <text:p text:style-name="P1"><text:span text:style-name="T11">26. </text:span>What is the function of ‘git rm’?</text:p>
      <text:p text:style-name="P1"><text:span text:style-name="T11">27. </text:span>What is the function of ‘git checkout’ in git?</text:p>
      <text:p text:style-name="P1"><text:span text:style-name="T11">28. </text:span>What is the use of ‘git log’?</text:p>
      <text:p text:style-name="P1"><text:span text:style-name="T11">29. </text:span>Explain what is commit message?</text:p>
      <text:p text:style-name="P1"><text:span text:style-name="T11">30. </text:span>How to setup github ssh authentication?</text:p>
      <text:p text:style-name="P1"><text:span text:style-name="T13">31. </text:span><text:span text:style-name="T12">What is git webhooks?</text:span></text:p>
      <text:p text:style-name="P1"><text:span text:style-name="T11">33.</text:span>Tell me the branching strategies you followed for your project?</text:p>
      <text:p text:style-name="P1"><text:span text:style-name="T11">34. </text:span>What is git rebase?</text:p>
      <text:p text:style-name="P1"><text:span text:style-name="T11">35. </text:span>What is git stash?</text:p>
      <text:p text:style-name="P1"><text:span text:style-name="T11">36. </text:span>What is the difference between git pull and git fetch?</text:p>
      <text:p text:style-name="P1"><text:span text:style-name="T11">37. </text:span>Differnce between git and svn?</text:p>
      <text:p text:style-name="P1"><text:span text:style-name="T11">38. </text:span>Advantages of git compare with svn?</text:p>
      <text:p text:style-name="P1"><text:span text:style-name="T11">39. </text:span>Explain about staging area in git?</text:p>
      <text:p text:style-name="P1"><text:span text:style-name="T11">40. </text:span>How do you check after git merge …where merging is correctly or not?</text:p>
      <text:p text:style-name="P1"><text:span text:style-name="T11">41. </text:span>How to create branch and delete a branch?</text:p>
      <text:p text:style-name="P1"><text:span text:style-name="T11">42. </text:span>Do you get any conflicts while merging..how can u resolve conflicts?</text:p>
      <text:p text:style-name="P1"><text:span text:style-name="T11">43. </text:span>How can u implement authentication and authorization in git?</text:p>
      <text:p text:style-name="P1"><text:span text:style-name="T5">44. </text:span><text:span text:style-name="T4">What is the difference between git rebase and git merge?</text:span></text:p>
      <text:p text:style-name="P1"><text:span text:style-name="T11">45. </text:span>H<text:span text:style-name="T11">o</text:span>w to merge the code?</text:p>
      <text:p text:style-name="P1"><text:span text:style-name="T8">46. P</text:span><text:span text:style-name="T7">ull request in git hub - </text:span><text:span text:style-name="T10">---</text:span><text:span text:style-name="T7">git pull</text:span></text:p>
      <text:p text:style-name="P1"><text:span text:style-name="T8">47. F</text:span><text:span text:style-name="T7">ork</text:span><text:span text:style-name="T8">ing</text:span><text:span text:style-name="T7"> a repository in git hub?</text:span></text:p>
      <text:p text:style-name="P1"><text:span text:style-name="T8">48. </text:span><text:span text:style-name="T7">Diff between svn and git </text:span><text:span text:style-name="T10">---</text:span><text:span text:style-name="T7">svn is centralized version control and git is Distributed Version Control.? <text:s/></text:span></text:p>
      <text:p text:style-name="P1"><text:soft-page-break/>49. What is forking in git repositories?</text:p>
      <text:p text:style-name="P1">50. explain about soft and hard reset and their difference?</text:p>
      <text:p text:style-name="P1">51. What kind of branching and merging you worked on GIT.</text:p>
      <text:p text:style-name="P1">52. with this kind of environment and the git release branching, does it work in Agile methodology?</text:p>
      <text:p text:style-name="P1">53. What is tagging in GIT and what is the diff between feature branching and tagging?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0:24:05.618500869</meta:creation-date>
    <dc:date>2018-01-11T16:23:23.272687712</dc:date>
    <meta:editing-duration>PT43M3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54" meta:word-count="441" meta:character-count="2353" meta:non-whitespace-character-count="1966"/>
  </office:meta>
</office:document-meta>
</file>